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696ba" officeooo:paragraph-rsid="001696ba"/>
    </style:style>
    <style:style style:name="P2" style:family="paragraph" style:parent-style-name="Text_20_body">
      <style:text-properties officeooo:rsid="00179783" officeooo:paragraph-rsid="00179783"/>
    </style:style>
    <style:style style:name="P3" style:family="paragraph" style:parent-style-name="Text_20_body">
      <style:text-properties officeooo:rsid="001a1b55" officeooo:paragraph-rsid="001a1b55"/>
    </style:style>
    <style:style style:name="P4" style:family="paragraph" style:parent-style-name="Text_20_body">
      <style:text-properties officeooo:rsid="001a1b55" officeooo:paragraph-rsid="001b7444"/>
    </style:style>
    <style:style style:name="P5" style:family="paragraph" style:parent-style-name="Text_20_body">
      <style:text-properties officeooo:rsid="001e580f" officeooo:paragraph-rsid="001e580f"/>
    </style:style>
    <style:style style:name="P6" style:family="paragraph" style:parent-style-name="Title">
      <style:text-properties officeooo:rsid="00159e07" officeooo:paragraph-rsid="00159e07"/>
    </style:style>
    <style:style style:name="T1" style:family="text">
      <style:text-properties officeooo:rsid="00179783"/>
    </style:style>
    <style:style style:name="T2" style:family="text">
      <style:text-properties officeooo:rsid="00197caa"/>
    </style:style>
    <style:style style:name="T3" style:family="text">
      <style:text-properties officeooo:rsid="001a1b55"/>
    </style:style>
    <style:style style:name="T4" style:family="text">
      <style:text-properties officeooo:rsid="001b7444"/>
    </style:style>
    <style:style style:name="T5" style:family="text">
      <style:text-properties officeooo:rsid="001ceb2b"/>
    </style:style>
    <style:style style:name="T6" style:family="text">
      <style:text-properties officeooo:rsid="001e580f"/>
    </style:style>
    <style:style style:name="T7" style:family="text">
      <style:text-properties officeooo:rsid="0021a5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Логика развития</text:p>
      <text:p text:style-name="P1">Сумма знаний и аналитические способности человечества растут в ускоряющемся темпе. Оценить этот процесс численно не представляется возможным, но рост похож на экспоненциальный. Что тому причиной? Гипотеза следующая.</text:p>
      <text:p text:style-name="P1">В процессе развития часть накопленных знаний, умений и повышения уровня жизни становится инструментами, усиливающими наши умственные способности. Возросший интеллект используется для создания новых знаний, умений и повышения уровня жизни.</text:p>
      <text:p text:style-name="P1">Это система с положительной обратной связью: часть выходного сигнала усилителя идет на его вход, увеличивая входной сигнал. Выходной сигнал будет расти экспоненциально, <text:span text:style-name="T1">пока не наткнется на внешние ограничения. В случае усилителя, например, это будет напряжением питания, выходной сигнал не может превысить напряжения питания. Не распространяюсь насчет генераторов синусоиды, мультивибраторов, блокинг-генераторов и т.д., это несущественно в данном контексте, поскольку внешних ограничений пока не вижу.</text:span></text:p>
      <text:p text:style-name="P2">Чуть подробнее и с примерами:</text:p>
      <text:p text:style-name="P2">- Появление и развитие речи. Кроме прямого эффекта повышения выживаемости вида за счет улучшения коммуникации, устное выражение мысли во-первых, побуждает окружающих проработать эту мысль, <text:span text:style-name="T2">и выразить свое мнение, а </text:span>во вторых, влияет на формирование самой мысли: "Столько объяснял, что <text:span text:style-name="T2">сам понял, а до него все никак не дойдет!.."</text:span></text:p>
      <text:p text:style-name="P2">- <text:span text:style-name="T2">Появление письменности. Кроме улучшения управления государством (учет, налоги, планирование), позволяет не только накапливать и распространять знания, но и является мощным инструментом исследователя. В настоящий момент, когда я пишу этот текст я просто вынужден еще раз хорошенько обдумать и сформировать свои идеи. Кстати, письменность практически лишена смысла без речи.</text:span></text:p>
      <text:p text:style-name="P2">- <text:span text:style-name="T3">Математика. Ditto.</text:span></text:p>
      <text:p text:style-name="P2">- <text:span text:style-name="T3">Вычислительная техника. Ditto.</text:span></text:p>
      <text:p text:style-name="P2">- <text:span text:style-name="T3">Интернет. Ditto.</text:span></text:p>
      <text:p text:style-name="P3">Разумеется, картина нарисована грубо, только самые яркие точки развития.</text:p>
      <text:p text:style-name="P3">Что станет следующим этапом? Выдвину предположение, что это будет искус<text:span text:style-name="T4">с</text:span>твенный интеллект. <text:span text:style-name="T4">И здесь ярче проявляется еще один эффект, который до этого присутствует, хотя не бросает в глаза.</text:span></text:p>
      <text:p text:style-name="P4"><text:span text:style-name="T4">В</text:span> суммарном интеллекте вес инструментов становится все больше, а вклад нашего разума, <text:s/>разумеется <text:span text:style-name="T4">в </text:span>относительно<text:span text:style-name="T4">м выражении</text:span>, все меньше. <text:span text:style-name="T4">Наши умственные способности не стали в тысячу раз выше способностей наших предков. В случае искусственного интеллекта, <text:s/>результат его работы может быть направлен на него же, все больше и больше минуя нас.</text:span></text:p>
      <text:p text:style-name="P5">Что будет дальше? Моя чисто интуитивная и без претензий на пророчество оценка – в течение нескольких десятилетий для нас случится конец этого света и рождение нового. В истории вселенной были значимые этапы – большой взрыв, зарождение жизни, рождение разума. Следующим событием из этой цепи будет момент, когда разум станет всемогущим. <text:span text:style-name="T7">Тринадцать миллиардов лет существования вселенной и несколько десятилетий, мы уже практически в этой точке!</text:span></text:p>
      <text:p text:style-name="P4"><text:span text:style-name="T4">Напоследок, з</text:span>аме<text:span text:style-name="T7">чу</text:span> еще один эффект. <text:span text:style-name="T4">К</text:span>аждый из перечисленных этапов <text:span text:style-name="T5">развития интеллекта</text:span> улучшает <text:span text:style-name="T7">его </text:span>способност<text:span text:style-name="T5">ь</text:span> очищать <text:span text:style-name="T4">интелектуальный продукт</text:span> от мусора. Я отдам должное этому качеству и остановлю флуд. <text:span text:style-name="T7">Только одно, все выглядит так, что появление искусственного интеллекта является абсолютно закономерным событием. Так неужели среди </text:span><text:soft-page-break/><text:span text:style-name="T7">миллиардов галактик за десяток миллиардов лет мы будем первыми? Очень маловероятно. Скорее, еще задолго до того как мы стали обезьянами, мы уже жили в разумной вселенной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49S</meta:editing-duration>
    <meta:editing-cycles>11</meta:editing-cycles>
    <meta:generator>LibreOffice/4.2.8.2$Linux_X86_64 LibreOffice_project/420m0$Build-2</meta:generator>
    <dc:date>2016-11-25T03:23:04.853657337</dc:date>
    <meta:document-statistic meta:table-count="0" meta:image-count="0" meta:object-count="0" meta:page-count="2" meta:paragraph-count="15" meta:word-count="449" meta:character-count="3322" meta:non-whitespace-character-count="2884"/>
    <meta:user-defined meta:name="Info 1"/>
    <meta:user-defined meta:name="Info 2"/>
    <meta:user-defined meta:name="Info 3"/>
    <meta:user-defined meta:name="Info 4"/>
  </office:meta>
</office:document-meta>
</file>